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2_16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Louisa B. Hart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1 May 1855</text:p>
      <text:p text:style-name="P2">Month<text:tab/><text:tab/><text:tab/><text:tab/><text:tab/><text:tab/>May</text:p>
      <text:p text:style-name="P2">Year<text:tab/><text:tab/><text:tab/><text:tab/><text:tab/><text:tab/>1855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is also available in Box 19, FF 16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2"><text:tab/>“This is Mr. Morais wedding/ day, God bless him, God spare/ him to be a blessing to the/ Jews in Philadelphia and/ the Jews every-where”/</text:p>
      <text:p text:style-name="P2">My Mothers precious words; Invoca/tion like this prompted by/ a saintly Spirit a holy love/ renders all expression from/ me superfluous and valueless,/ except that the mothers Spirit/ gives to her child a sanctity/ not her own./</text:p>
      <text:p text:style-name="P2"><text:tab/>Yes Mr Morias blest[sic] is your/ mission that has had the/</text:p>
      <text:p text:style-name="P2"/>
      <text:p text:style-name="P2">[Page 2]</text:p>
      <text:p text:style-name="P2">privelege[sic] of giving joy and comfort/ to a Mother in Israel so holy/ and so good, as she of whom/ we are bereaved; yes happy/ is the mission whose privelege[sic]/ and duty it is, to sympathize/ with the sad, to counsel and/ console the afflicted, and to/ rejoice with the joyful./</text:p>
      <text:p text:style-name="P2">And happy thrice[?] happy is/ he who in the performance/ of that mission earns the/ love and respect of those/ towards and for whom he/ exercises it; go on then/ and God be with you/ now and evermore Amen./</text:p>
      <text:p text:style-name="P2"><text:tab/>Those gifts of friends to my/ Mother, will have special/</text:p>
      <text:p text:style-name="P2"/>
      <text:p text:style-name="P2">[Page 3]</text:p>
      <text:p text:style-name="P2">value to you, the candlestick/ used on her Sabbath-table you/ will I trust keep for the Saturday-/night-<text:soft-page-break/>light, she having named/ such an article as an appropriate/ gift to you, when such matters/ were discussed in her presence/ may the light and the memory/ of the departed strengthen you/ in all good, dispel all morbid/ feelings so that you may ever/ be blessing and blest[sic]./</text:p>
      <text:p text:style-name="P2"><text:tab/>Sincerely desiring your friendship/ I am most truly your friend/</text:p>
      <text:p text:style-name="P2"><text:tab/><text:tab/><text:tab/><text:tab/><text:tab/><text:tab/><text:tab/><text:tab/>Louisa B. Hart/</text:p>
      <text:p text:style-name="P2">May 11th/</text:p>
      <text:p text:style-name="P2"><text:tab/>1855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2T10:11:24</meta:creation-date>
    <dc:date>2012-04-02T11:57:52.86</dc:date>
    <dc:language>en-US</dc:language>
    <meta:editing-cycles>3</meta:editing-cycles>
    <meta:editing-duration>PT00H16M05S</meta:editing-duration>
    <meta:document-statistic meta:table-count="0" meta:image-count="0" meta:object-count="0" meta:page-count="3" meta:paragraph-count="75" meta:word-count="436" meta:character-count="2764"/>
    <dc:creator>Penn Libraries</dc:creator>
    <meta:user-defined meta:name="Info 1"/>
    <meta:user-defined meta:name="Info 2"/>
    <meta:user-defined meta:name="Info 3"/>
    <meta:user-defined meta:name="Info 4"/>
  </office:meta>
</office:document-meta>
</file>